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5a570" officeooo:paragraph-rsid="0015a570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fo:font-weight="normal" officeooo:rsid="0015a570" officeooo:paragraph-rsid="0015a570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font-size="20pt" fo:font-weight="bold" officeooo:rsid="0015a570" officeooo:paragraph-rsid="0015a57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ve Primária e Chave Estrangeira</text:p>
      <text:p text:style-name="P3"/>
      <text:p text:style-name="P2"/>
      <text:p text:style-name="P2">Chave Primária determina exclusivamente o identificador único de uma tabela, não deve ser nula e seu conteúdo não deve ser duplicado.</text:p>
      <text:p text:style-name="P1">Simples<text:span text:style-name="T1">: Formada apenas por um campo da tabela.</text:span></text:p>
      <text:p text:style-name="P1">Composta<text:span text:style-name="T1">: Formada por mais de um campo.</text:span></text:p>
      <text:p text:style-name="P1"><text:span text:style-name="T1"/></text:p>
      <text:p text:style-name="P1"><text:span text:style-name="T1">Chave estrangeira existem para criar relacionamentos entre tabelas;</text:span></text:p>
      <text:p text:style-name="P1"><text:span text:style-name="T1">Uma tabela pode ter mais de uma chave estrangeira.</text:span></text:p>
      <text:p text:style-name="P1"><text:span text:style-name="T1"/></text:p>
      <text:p text:style-name="P1">Exclusão</text:p>
      <text:p text:style-name="P1"><text:span text:style-name="T1">ON DELETE CASCADE; - quando uma tabela referenciada foi apagada.</text:span></text:p>
      <text:p text:style-name="P1"><text:span text:style-name="T1">ON DELETE SET NULL; - as chaves estrangeiras são definidas com valor nulo.</text:span></text:p>
      <text:p text:style-name="P1"><text:span text:style-name="T1">ON DELETE SET DEFAULT; - as chaves estrangeiras relacionadas em outras tabelas são definidas com um valor padrão.</text:span></text:p>
      <text:p text:style-name="P1"><text:span text:style-name="T1"/></text:p>
      <text:p text:style-name="P1">Atualização</text:p>
      <text:p text:style-name="P1"><text:span text:style-name="T1">ON UPDATE CASCADE;</text:span></text:p>
      <text:p text:style-name="P1"><text:span text:style-name="T1">ON UPDATE SET NULL;</text:span></text:p>
      <text:p text:style-name="P1"><text:span text:style-name="T1">ON UPDATE SET DEFAUL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3:50:21.146000000</meta:creation-date>
    <dc:date>2023-11-29T18:17:24.729000000</dc:date>
    <meta:editing-duration>PT4H27M4S</meta:editing-duration>
    <meta:editing-cycles>1</meta:editing-cycles>
    <meta:document-statistic meta:table-count="0" meta:image-count="0" meta:object-count="0" meta:page-count="1" meta:paragraph-count="14" meta:word-count="112" meta:character-count="699" meta:non-whitespace-character-count="601"/>
    <meta:generator>LibreOffice/7.6.2.1$Windows_X86_64 LibreOffice_project/56f7684011345957bbf33a7ee678afaf4d2ba333</meta:generator>
  </office:meta>
</office:document-meta>
</file>